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0.716cm" fo:margin-left="2.471cm" fo:margin-right="3.814cm" table:align="margins"/>
    </style:style>
    <style:style style:name="Tabelle1.A" style:family="table-column">
      <style:table-column-properties style:column-width="3.731cm" style:rel-column-width="2115*"/>
    </style:style>
    <style:style style:name="Tabelle1.B" style:family="table-column">
      <style:table-column-properties style:column-width="2.514cm" style:rel-column-width="1425*"/>
    </style:style>
    <style:style style:name="Tabelle1.C" style:family="table-column">
      <style:table-column-properties style:column-width="4.471cm" style:rel-column-width="253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0.742cm" fo:margin-left="2.471cm" fo:margin-right="3.787cm" table:align="margins"/>
    </style:style>
    <style:style style:name="Tabelle2.A" style:family="table-column">
      <style:table-column-properties style:column-width="2.461cm" style:rel-column-width="1395*"/>
    </style:style>
    <style:style style:name="Tabelle2.B" style:family="table-column">
      <style:table-column-properties style:column-width="8.281cm" style:rel-column-width="469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2145*"/>
    </style:style>
    <style:style style:name="Tabelle3.B" style:family="table-column">
      <style:table-column-properties style:column-width="1.482cm" style:rel-column-width="84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0.742cm" fo:margin-left="2.471cm" fo:margin-right="3.787cm" table:align="margins"/>
    </style:style>
    <style:style style:name="Tabelle4.A" style:family="table-column">
      <style:table-column-properties style:column-width="2.461cm" style:rel-column-width="1395*"/>
    </style:style>
    <style:style style:name="Tabelle4.B" style:family="table-column">
      <style:table-column-properties style:column-width="8.281cm" style:rel-column-width="469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style:font-size-asian="20pt" style:font-size-complex="20pt"/>
    </style:style>
    <style:style style:name="P4" style:family="paragraph" style:parent-style-name="Standard" style:list-style-name="L2">
      <style:paragraph-properties fo:margin-left="2.54cm" fo:margin-right="0cm" fo:margin-top="0.101cm" fo:margin-bottom="0cm" fo:line-height="100%" fo:text-align="start" style:justify-single-word="false" fo:text-indent="-0.64cm" style:auto-text-indent="true">
        <style:tab-stops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paragraph-properties fo:margin-left="2.54cm" fo:margin-right="0cm" fo:margin-top="0.101cm" fo:margin-bottom="0cm" fo:line-height="100%" fo:text-align="start" style:justify-single-word="false" fo:text-indent="-0.64cm" style:auto-text-indent="tru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top="0.3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.3cm" fo:margin-bottom="0cm"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list-style-name="L10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list-style-name="L6">
      <style:paragraph-properties fo:margin-top="0.101cm" fo:margin-bottom="0cm" fo:line-height="100%" fo:text-align="start" style:justify-single-word="false">
        <style:tab-stops/>
      </style:paragraph-properties>
    </style:style>
    <style:style style:name="P11" style:family="paragraph" style:parent-style-name="Standard" style:list-style-name="L2">
      <style:paragraph-properties fo:margin-top="0.101cm" fo:margin-bottom="0cm" fo:line-height="100%" fo:text-align="start" style:justify-single-word="false">
        <style:tab-stops/>
      </style:paragraph-properties>
    </style:style>
    <style:style style:name="P12" style:family="paragraph" style:parent-style-name="Standard">
      <style:paragraph-properties fo:margin-top="0.101cm" fo:margin-bottom="0cm" fo:text-align="start" style:justify-single-word="false"/>
    </style:style>
    <style:style style:name="P13" style:family="paragraph" style:parent-style-name="Standard" style:list-style-name="L9">
      <style:paragraph-properties fo:margin-top="0.101cm" fo:margin-bottom="0cm" fo:text-align="start" style:justify-single-word="false"/>
    </style:style>
    <style:style style:name="P14" style:family="paragraph" style:parent-style-name="Standard" style:list-style-name="L10">
      <style:paragraph-properties fo:margin-top="0.101cm" fo:margin-bottom="0cm" fo:text-align="start" style:justify-single-word="false"/>
    </style:style>
    <style:style style:name="P15" style:family="paragraph" style:parent-style-name="Standard" style:list-style-name="L9">
      <style:paragraph-properties fo:margin-top="0.101cm" fo:margin-bottom="0cm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8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7">
      <style:paragraph-properties fo:margin-top="0.101cm" fo:margin-bottom="0cm" fo:line-height="100%"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Standard" style:list-style-name="L9">
      <style:paragraph-properties fo:margin-top="0.101cm" fo:margin-bottom="0cm" fo:line-height="100%"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Standard" style:list-style-name="L8">
      <style:paragraph-properties fo:margin-top="0.101cm" fo:margin-bottom="0cm" fo:text-align="start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ize="14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style:text-underline-style="none" style:font-size-asian="14pt" style:font-size-complex="14pt"/>
    </style:style>
    <style:style style:name="T3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size="14pt" fo:font-style="normal" style:font-size-asian="14pt" style:font-style-asian="normal" style:font-size-complex="14pt" style:font-style-complex="norm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font-size-asian="14pt"/>
    </style:style>
    <style:style style:name="T41" style:family="text">
      <style:text-properties style:font-weight-asian="bold"/>
    </style:style>
    <style:style style:name="T42" style:family="text">
      <style:text-properties style:font-size-complex="14pt"/>
    </style:style>
    <style:style style:name="T43" style:family="text">
      <style:text-properties style:font-weight-complex="bold"/>
    </style:style>
    <style:style style:name="T44" style:family="text">
      <style:text-properties style:text-underline-style="none"/>
    </style:style>
    <style:style style:name="T45" style:family="text">
      <style:text-properties style:font-style-asian="normal"/>
    </style:style>
    <style:style style:name="T46" style:family="text">
      <style:text-properties style:font-style-complex="normal"/>
    </style:style>
    <style:style style:name="T47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8" style:family="text">
      <style:text-properties style:font-name="Times New Roman1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49" style:family="text">
      <style:text-properties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50" style:family="text">
      <style:text-properties style:font-size-asian="12pt"/>
    </style:style>
    <style:style style:name="T51" style:family="text">
      <style:text-properties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Terminologie und Referenz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2"><text:tab/></text:span><text:span text:style-name="T31">Truppen:</text:span></text:p>
      <text:list xml:id="list35385378" text:style-name="L9">
        <text:list-item>
          <text:list>
            <text:list-item>
              <text:p text:style-name="P17">Nahkampfangriff (NA(t)) – <text:span text:style-name="T17">Entspricht dem Nahkampfschaden vom Typ t gegen ein Ziel ohne Resistenzen und ähnlichem.</text:span></text:p>
            </text:list-item>
            <text:list-item>
              <text:p text:style-name="P17">Fernkampfangriff (FA) – <text:span text:style-name="T17">Entspricht dem Fernkampfschaden gegen ein Ziel ohne Resistenzen und ähnlichem bei 100% Präzession.</text:span></text:p>
            </text:list-item>
            <text:list-item>
              <text:p text:style-name="P17">*Basisschaden(BS) – <text:span text:style-name="T17">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6">(LotR) Ork</text:p>
          </table:table-cell>
          <table:table-cell table:style-name="Tabelle3.B1" office:value-type="float" office:value="4">
            <text:p text:style-name="P26">4</text:p>
          </table:table-cell>
        </table:table-row>
        <table:table-row>
          <table:table-cell table:style-name="Tabelle3.A2" office:value-type="string">
            <text:p text:style-name="P26">Mensch</text:p>
          </table:table-cell>
          <table:table-cell table:style-name="Tabelle3.B2" office:value-type="float" office:value="6">
            <text:p text:style-name="P26">6</text:p>
          </table:table-cell>
        </table:table-row>
        <table:table-row>
          <table:table-cell table:style-name="Tabelle3.A2" office:value-type="string">
            <text:p text:style-name="P26">(LotR) Troll</text:p>
          </table:table-cell>
          <table:table-cell table:style-name="Tabelle3.B2" office:value-type="float" office:value="12">
            <text:p text:style-name="P26">12</text:p>
          </table:table-cell>
        </table:table-row>
      </table:table>
      <text:list xml:id="list2765793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11">Einheiten-Lebenspunkte(ELP) – </text:span><text:span text:style-name="T3">Die Lebenspunkte eines einzelnen Soldat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579040" text:style-name="L7">
        <text:list-item>
          <text:p text:style-name="P23"><text:span text:style-name="T25">Größe(G) – </text:span><text:span text:style-name="T17">Ein Set von Größenordnungen für Einheiten</text:span>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8">Sehr klein <text:span text:style-name="T16">(XS)</text:span></text:p>
          </table:table-cell>
          <table:table-cell table:style-name="Tabelle1.A1" office:value-type="string">
            <text:p text:style-name="P28">&lt;0,8m</text:p>
          </table:table-cell>
          <table:table-cell table:style-name="Tabelle1.C1" office:value-type="string">
            <text:p text:style-name="P31">Gartenzwerge,...</text:p>
          </table:table-cell>
        </table:table-row>
        <table:table-row>
          <table:table-cell table:style-name="Tabelle1.A2" office:value-type="string">
            <text:p text:style-name="P28">Klein <text:span text:style-name="T16">(S)</text:span></text:p>
          </table:table-cell>
          <table:table-cell table:style-name="Tabelle1.A2" office:value-type="string">
            <text:p text:style-name="P28">0,8m – 1,6m</text:p>
          </table:table-cell>
          <table:table-cell table:style-name="Tabelle1.C2" office:value-type="string">
            <text:p text:style-name="P31">(LotR) Zwerge -0.2m,...</text:p>
          </table:table-cell>
        </table:table-row>
        <table:table-row>
          <table:table-cell table:style-name="Tabelle1.A2" office:value-type="string">
            <text:p text:style-name="P28">Normal <text:span text:style-name="T16">(N)</text:span></text:p>
          </table:table-cell>
          <table:table-cell table:style-name="Tabelle1.A2" office:value-type="string">
            <text:p text:style-name="P28">1,6m – 2,2m</text:p>
          </table:table-cell>
          <table:table-cell table:style-name="Tabelle1.C2" office:value-type="string">
            <text:p text:style-name="P31">Menschen,...</text:p>
          </table:table-cell>
        </table:table-row>
        <table:table-row>
          <table:table-cell table:style-name="Tabelle1.A2" office:value-type="string">
            <text:p text:style-name="P28">Groß <text:span text:style-name="T16">(L)</text:span></text:p>
          </table:table-cell>
          <table:table-cell table:style-name="Tabelle1.A2" office:value-type="string">
            <text:p text:style-name="P28">2,2m – 4,0m </text:p>
          </table:table-cell>
          <table:table-cell table:style-name="Tabelle1.C2" office:value-type="string">
            <text:p text:style-name="P31">Reiter, (LotR) Trolle,...</text:p>
          </table:table-cell>
        </table:table-row>
        <table:table-row>
          <table:table-cell table:style-name="Tabelle1.A2" office:value-type="string">
            <text:p text:style-name="P28">Sehr Groß <text:span text:style-name="T16">(XL)</text:span></text:p>
          </table:table-cell>
          <table:table-cell table:style-name="Tabelle1.A2" office:value-type="string">
            <text:p text:style-name="P28">4,0m – 7,0m</text:p>
          </table:table-cell>
          <table:table-cell table:style-name="Tabelle1.C2" office:value-type="string">
            <text:p text:style-name="P31">1,5 (LotR) Trolle,...</text:p>
          </table:table-cell>
        </table:table-row>
        <table:table-row>
          <table:table-cell table:style-name="Tabelle1.A2" office:value-type="string">
            <text:p text:style-name="P28">Riesig <text:span text:style-name="T16">(XXL)</text:span></text:p>
          </table:table-cell>
          <table:table-cell table:style-name="Tabelle1.A2" office:value-type="string">
            <text:p text:style-name="P28">7,0m&lt;</text:p>
          </table:table-cell>
          <table:table-cell table:style-name="Tabelle1.C2" office:value-type="string">
            <text:p text:style-name="P31">Riese, (LotR) Olifant,...</text:p>
          </table:table-cell>
        </table:table-row>
      </table:table>
      <text:p text:style-name="P12"><text:span text:style-name="T5"><text:tab/></text:span><text:span text:style-name="T36">Truppenattribute:</text:span></text:p>
      <text:list xml:id="list38204129" text:continue-list="list35385378" text:style-name="L9">
        <text:list-item>
          <text:list>
            <text:list-item>
              <text:p text:style-name="P15"><text:span text:style-name="T25">Initiative (I)</text:span><text:span text:style-name="T18"> </text:span><text:span text:style-name="T16">– Beschreibt die Geschwindigkeit ,mit der die Einheit agiert. Die Einheit mit dem höheren Wert bekommt im Nahkampf den Erstschlag.</text:span></text:p>
            </text:list-item>
            <text:list-item>
              <text:p text:style-name="P17">Kampfgeschick (KG) –<text:span text:style-name="T17"> Beschreibt, wie gut eine Einheit im Umgang mit Waffen ausgebildet wurde. Er bestimmt die Präzession der Einheit im Fernkampf und im Nahkampf erhält die Einheit mit dem höheren Wert bestimmte Boni.</text:span></text:p>
            </text:list-item>
            <text:list-item>
              <text:p text:style-name="P24"><text:span text:style-name="T22">Truppgröße(TG) – </text:span><text:span text:style-name="T17">Die Aktuelle Anzahl von Soldaten</text:span></text:p>
            </text:list-item>
            <text:list-item>
              <text:p text:style-name="P21">(normale) <text:span text:style-name="T22">Truppgröße(NTG) –</text:span><text:span text:style-name="T16"> Die Anzahl von Soldaten, ohne Verluste</text:span></text:p>
            </text:list-item>
            <text:list-item>
              <text:p text:style-name="P22">Lebenspunkte(LP) – <text:span text:style-name="T17">Beschreibt die Widerstandsfähigkeit gegen Treffer.</text:span></text:p>
            </text:list-item>
            <text:list-item>
              <text:p text:style-name="P20"><text:span text:style-name="T17">(normale) </text:span>Lebenspunkt(NLP)<text:span text:style-name="T17"> – Die Lebenspunkte eines unverletzten Trupps</text:span></text:p>
            </text:list-item>
            <text:list-item>
              <text:p text:style-name="P20">Nahkampfwaffe (NW) – <text:span text:style-name="T17">Die von den Einheiten dieses Trupps ausgerüstete Nahkampfwaffe (NW.Ws(t) = Der Waffenschaden des Typs t dieser Waffe.</text:span></text:p>
            </text:list-item>
            <text:list-item>
              <text:p text:style-name="P20">Fernkampfwaffe (FW) –<text:span text:style-name="T17"> Die von den Einheiten dieses Trupps ausgerüstete Fernkampfwaffe.</text:span>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<text:soft-page-break/><text:span text:style-name="T5"><text:tab/></text:span><text:span text:style-name="T36">Waffen (Nahkampf):</text:span></text:p>
      <text:list xml:id="list30591419" text:style-name="L6">
        <text:list-item>
          <text:p text:style-name="P10"><text:span text:style-name="T12">Angriffstyp(Wtyp) – </text:span><text:span text:style-name="T5">Ein Set von Angriffstypen</text:span></text:p>
        </text:list-item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7">Stich <text:span text:style-name="T16">(St)</text:span></text:p>
          </table:table-cell>
          <table:table-cell table:style-name="Tabelle2.B1" office:value-type="string">
            <text:p text:style-name="P30">Lanzen, Dolche,...</text:p>
          </table:table-cell>
        </table:table-row>
        <table:table-row>
          <table:table-cell table:style-name="Tabelle2.A2" office:value-type="string">
            <text:p text:style-name="P27">Wucht <text:span text:style-name="T16">(Wu)</text:span></text:p>
          </table:table-cell>
          <table:table-cell table:style-name="Tabelle2.B2" office:value-type="string">
            <text:p text:style-name="P30">Kriegshammer, Keulen,...</text:p>
          </table:table-cell>
        </table:table-row>
        <table:table-row>
          <table:table-cell table:style-name="Tabelle2.A2" office:value-type="string">
            <text:p text:style-name="P27">Klinge <text:span text:style-name="T16">(Kl)</text:span></text:p>
          </table:table-cell>
          <table:table-cell table:style-name="Tabelle2.B2" office:value-type="string">
            <text:p text:style-name="P30">Äxte, Schwerter,...</text:p>
          </table:table-cell>
        </table:table-row>
        <table:table-row>
          <table:table-cell table:style-name="Tabelle2.A2" office:value-type="string">
            <text:p text:style-name="P27">Fläche <text:span text:style-name="T16">(Fl)</text:span></text:p>
          </table:table-cell>
          <table:table-cell table:style-name="Tabelle2.B2" office:value-type="string">
            <text:p text:style-name="P29"><text:span text:style-name="Emphasis"><text:span text:style-name="T24">Schrapnellgeschoss, Flammenatem,...</text:span></text:span></text:p>
          </table:table-cell>
        </table:table-row>
        <table:table-row>
          <table:table-cell table:style-name="Tabelle2.A2" office:value-type="string">
            <text:p text:style-name="P27">Energie <text:span text:style-name="T16">(En)</text:span></text:p>
          </table:table-cell>
          <table:table-cell table:style-name="Tabelle2.B2" office:value-type="string">
            <text:p text:style-name="P30">Blitz, Lebensentzug, Flammenschwert,...</text:p>
          </table:table-cell>
        </table:table-row>
      </table:table>
      <text:p text:style-name="P6"><text:span text:style-name="T3"><text:tab/><text:tab/>evtl. Auch mehrere Möglich (Hellebarde)</text:span></text:p>
      <text:p text:style-name="P6"><text:span text:style-name="T3"><text:tab/></text:span><text:span text:style-name="T38">Waffenattribute (Nahkampf):</text:span></text:p>
      <text:list xml:id="list31285742" text:style-name="L8">
        <text:list-item>
          <text:list>
            <text:list-item>
              <text:p text:style-name="P25"><text:span text:style-name="T29">Waffenschaden (WS(t))</text:span><text:span text:style-name="T28"> (t </text:span><text:span text:style-name="T49">ist Wtyp)</text:span><text:span text:style-name="T29"> –</text:span><text:span text:style-name="T19"> </text:span><text:span text:style-name="T20">Der Grundschaden der Waffe , welcher vom Angriffstyp t abhängt. (z.B. WS(Kl,Langschwert) = 8)</text:span></text:p>
            </text:list-item>
            <text:list-item>
              <text:p text:style-name="P25"><text:span text:style-name="T29">Handhabung (HH(s)) </text:span><text:span text:style-name="T28">(s ist eine Größe)</text:span><text:span text:style-name="T29"> –</text:span><text:span text:style-name="T19"> </text:span><text:span text:style-name="T20">Beschreibt wie eine Einheit der Größe s, eine Waffe führen darf/kann. </text:span></text:p>
            </text:list-item>
            <text:list-item>
              <text:p text:style-name="P18">Waffenmodifikationen (Wmodi(a)) –<text:span text:style-name="T17"> Gibt an, wie die Waffe das Attribut a beeinflusst.</text:span></text:p>
              <text:list>
                <text:list-item>
                  <text:p text:style-name="P18">Initiative</text:p>
                </text:list-item>
                <text:list-item>
                  <text:p text:style-name="P18">Kampfgeschick</text:p>
                </text:list-item>
                <text:list-item>
                  <text:p text:style-name="P18"><text:span text:style-name="T15"/></text:p>
                </text:list-item>
              </text:list>
            </text:list-item>
          </text:list>
        </text:list-item>
      </text:list>
      <text:p text:style-name="P16"><text:span text:style-name="T15"><text:tab/></text:span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oft-page-break/><text:span text:style-name="T39"/></text:p>
      <text:p text:style-name="P6"><text:span text:style-name="T39"/></text:p>
      <text:p text:style-name="P6"><text:span text:style-name="T39"/></text:p>
      <text:p text:style-name="P12"><text:span text:style-name="T5"><text:tab/></text:span><text:span text:style-name="T36">Waffen (Fernkampf):</text:span></text:p>
      <text:list xml:id="list38206539" text:continue-list="list30591419" text:style-name="L6">
        <text:list-item>
          <text:p text:style-name="P10"><text:span text:style-name="T12">Angriffstyp(Wtyp) – </text:span><text:span text:style-name="T5">Ein Set von Angriffstypen</text:span></text:p>
        </text:list-item>
      </text:list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7">Stich <text:span text:style-name="T16">(St)</text:span></text:p>
          </table:table-cell>
          <table:table-cell table:style-name="Tabelle4.B1" office:value-type="string">
            <text:p text:style-name="P30">Lanzen, Dolche,...</text:p>
          </table:table-cell>
        </table:table-row>
        <table:table-row>
          <table:table-cell table:style-name="Tabelle4.A2" office:value-type="string">
            <text:p text:style-name="P27">Wucht <text:span text:style-name="T16">(Wu)</text:span></text:p>
          </table:table-cell>
          <table:table-cell table:style-name="Tabelle4.B2" office:value-type="string">
            <text:p text:style-name="P30">Kriegshammer, Keulen,...</text:p>
          </table:table-cell>
        </table:table-row>
        <table:table-row>
          <table:table-cell table:style-name="Tabelle4.A2" office:value-type="string">
            <text:p text:style-name="P27">Klinge <text:span text:style-name="T16">(Kl)</text:span></text:p>
          </table:table-cell>
          <table:table-cell table:style-name="Tabelle4.B2" office:value-type="string">
            <text:p text:style-name="P30">Äxte, Schwerter,...</text:p>
          </table:table-cell>
        </table:table-row>
        <table:table-row>
          <table:table-cell table:style-name="Tabelle4.A2" office:value-type="string">
            <text:p text:style-name="P27">Fläche <text:span text:style-name="T16">(Fl)</text:span></text:p>
          </table:table-cell>
          <table:table-cell table:style-name="Tabelle4.B2" office:value-type="string">
            <text:p text:style-name="P29"><text:span text:style-name="Emphasis"><text:span text:style-name="T24">Schrapnellgeschoss, Flammenatem,...</text:span></text:span></text:p>
          </table:table-cell>
        </table:table-row>
        <table:table-row>
          <table:table-cell table:style-name="Tabelle4.A2" office:value-type="string">
            <text:p text:style-name="P27">Energie <text:span text:style-name="T16">(En)</text:span></text:p>
          </table:table-cell>
          <table:table-cell table:style-name="Tabelle4.B2" office:value-type="string">
            <text:p text:style-name="P30">Blitz, Lebensentzug, Flammenschwert,...</text:p>
          </table:table-cell>
        </table:table-row>
      </table:table>
      <text:p text:style-name="P6"><text:span text:style-name="T3"><text:tab/><text:tab/>evtl. Auch mehrere Möglich (Hellebarde)</text:span></text:p>
      <text:p text:style-name="P6"><text:span text:style-name="T3"><text:tab/></text:span><text:span text:style-name="T38">Waffenattribute (Fernkampf):</text:span></text:p>
      <text:list xml:id="list37677668" text:style-name="L10">
        <text:list-item>
          <text:list>
            <text:list-item>
              <text:p text:style-name="P14"><text:span text:style-name="T12">Waffenschaden (WS(t))</text:span><text:span text:style-name="T13"> (t </text:span><text:span text:style-name="T47">ist Wtyp)</text:span><text:span text:style-name="T12"> –</text:span><text:span text:style-name="T7"> </text:span><text:span text:style-name="T5">Der Grundschaden der Waffe , welcher vom Angriffstyp t abhängt. (z.B. WS(Kl,Langschwert) = 8)</text:span></text:p>
            </text:list-item>
            <text:list-item>
              <text:p text:style-name="P14"><text:span text:style-name="T12">Handhabung (HH(s)) </text:span><text:span text:style-name="T13">(s ist eine Größe)</text:span><text:span text:style-name="T12"> –</text:span><text:span text:style-name="T7"> </text:span><text:span text:style-name="T5">Beschreibt wie eine Einheit der Größe s, eine Waffe führen darf/kann. </text:span></text:p>
            </text:list-item>
            <text:list-item>
              <text:p text:style-name="P9"><text:span text:style-name="T2">Waffenmodifikationen (Wmodi) –</text:span><text:span text:style-name="T3"> Initiative, Angriffskosten, Kampfgeschick,...</text:span></text:p>
            </text:list-item>
          </text:list>
        </text:list-item>
      </text:list>
      <text:p text:style-name="P6"><text:span text:style-name="T15"><text:tab/></text:span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oft-page-break/><text:span text:style-name="T39"/></text:p>
      <text:p text:style-name="P6"><text:span text:style-name="T39"/></text:p>
      <text:p text:style-name="P6"><text:span text:style-name="T39"/></text:p>
      <text:p text:style-name="P6"><text:span text:style-name="T15"><text:tab/></text:span><text:span text:style-name="T38">Rüstungen:</text:span></text:p>
      <text:p text:style-name="P6"><text:span text:style-name="T38"/></text:p>
      <text:p text:style-name="P6"><text:span text:style-name="T38"/></text:p>
      <text:p text:style-name="P7"><text:span text:style-name="T44"><text:tab/></text:span><text:span text:style-name="T38">Angriff:</text:span></text:p>
      <text:p text:style-name="P7"><text:span text:style-name="T38">Bewegung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07:40:04.12</meta:creation-date>
    <dc:date>2012-03-05T18:07:14.30</dc:date>
    <dc:creator>Helge Dombrowski</dc:creator>
    <meta:editing-duration>PT9H11M3S</meta:editing-duration>
    <meta:editing-cycles>8</meta:editing-cycles>
    <meta:generator>OpenOffice.org/3.3$Win32 OpenOffice.org_project/330m20$Build-9567</meta:generator>
    <meta:document-statistic meta:table-count="4" meta:image-count="0" meta:object-count="0" meta:page-count="5" meta:paragraph-count="81" meta:word-count="420" meta:character-count="2941"/>
  </office:meta>
</office:document-meta>
</file>